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10in"/>
    </style:style>
    <style:style style:name="co5" style:family="table-column">
      <style:table-column-properties fo:break-before="auto" style:column-width="6.9382in"/>
    </style:style>
    <style:style style:name="co6" style:family="table-column">
      <style:table-column-properties fo:break-before="auto" style:column-width="1.648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2.40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9972in"/>
    </style:style>
    <style:style style:name="co11" style:family="table-column">
      <style:table-column-properties fo:break-before="auto" style:column-width="5.1043in"/>
    </style:style>
    <style:style style:name="co12" style:family="table-column">
      <style:table-column-properties fo:break-before="auto" style:column-width="2.6681in"/>
    </style:style>
    <style:style style:name="co13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3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Impact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2017 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breake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 needs moms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Captain and the World of Tomorrow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</table:table>
      <table:table table:name="Shows" table:style-name="ta1">
        <table:table-column table:style-name="co10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0:04:52.379343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7DT11H24M20S</meta:editing-duration>
    <meta:editing-cycles>29</meta:editing-cycles>
    <meta:generator>LibreOffice/24.8.2.1$Linux_X86_64 LibreOffice_project/480$Build-1</meta:generator>
    <dc:date>2024-11-09T17:13:21.278748075</dc:date>
    <meta:document-statistic meta:table-count="5" meta:cell-count="441" meta:object-count="0"/>
  </office:meta>
</office:document-meta>
</file>